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103"/>
    <style:style style:name="ce2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15.999cm" svg:height="8.999cm" svg:x="32.734cm" svg:y="0.1cm">
            <draw:object draw:notify-on-update-of-ranges="Foglio1.K1:Foglio1.K1 Foglio1.I1:Foglio1.I4 Foglio1.C1:Foglio1.C1 Foglio1.M1:Foglio1.M4 Foglio1.D1:Foglio1.D1 Foglio1.N1:Foglio1.N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avg random</text:p>
          </table:table-cell>
          <table:table-cell office:value-type="string" calcext:value-type="string">
            <text:p>avg heuristic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.96979" calcext:value-type="float">
            <text:p>20,96979</text:p>
          </table:table-cell>
          <table:table-cell office:value-type="float" office:value="20.9000854" calcext:value-type="float">
            <text:p>20,9000854</text:p>
          </table:table-cell>
          <table:table-cell table:formula="of:=[.K1]/AVERAGE([.$K1];[.$L1])" office:value-type="float" office:value="1.00166479119735" calcext:value-type="float">
            <text:p>1,0016647912</text:p>
          </table:table-cell>
          <table:table-cell table:formula="of:=[.L1]/AVERAGE([.$K1];[.$L1])" office:value-type="float" office:value="0.998335208802652" calcext:value-type="float">
            <text:p>0,99833520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.675644" calcext:value-type="float">
            <text:p>20,675644</text:p>
          </table:table-cell>
          <table:table-cell table:formula="of:=AVERAGE([.C2:.C6])" office:value-type="float" office:value="20.96979" calcext:value-type="float">
            <text:p>20,96979</text:p>
          </table:table-cell>
          <table:table-cell table:formula="of:=AVERAGE([.D2:.D6])" office:value-type="float" office:value="20.9000854" calcext:value-type="float">
            <text:p>20,9000854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2.4023804" calcext:value-type="float">
            <text:p>42,4023804</text:p>
          </table:table-cell>
          <table:table-cell office:value-type="float" office:value="42.1380968" calcext:value-type="float">
            <text:p>42,1380968</text:p>
          </table:table-cell>
          <table:table-cell table:formula="of:=[.K2]/AVERAGE([.$K2];[.$L2])" office:value-type="float" office:value="1.00312611909411" calcext:value-type="float">
            <text:p>1,0031261191</text:p>
          </table:table-cell>
          <table:table-cell table:formula="of:=[.L2]/AVERAGE([.$K2];[.$L2])" office:value-type="float" office:value="0.996873880905891" calcext:value-type="float">
            <text:p>0,99687388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.516357" calcext:value-type="float">
            <text:p>20,516357</text:p>
          </table:table-cell>
          <table:table-cell office:value-type="float" office:value="20.244284" calcext:value-type="float">
            <text:p>20,24428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3.6383416" calcext:value-type="float">
            <text:p>63,6383416</text:p>
          </table:table-cell>
          <table:table-cell office:value-type="float" office:value="62.7852722" calcext:value-type="float">
            <text:p>62,7852722</text:p>
          </table:table-cell>
          <table:table-cell table:formula="of:=[.K3]/AVERAGE([.$K3];[.$L3])" office:value-type="float" office:value="1.00674770617892" calcext:value-type="float">
            <text:p>1,0067477062</text:p>
          </table:table-cell>
          <table:table-cell table:formula="of:=[.L3]/AVERAGE([.$K3];[.$L3])" office:value-type="float" office:value="0.993252293821077" calcext:value-type="float">
            <text:p>0,99325229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.571594" calcext:value-type="float">
            <text:p>19,571594</text:p>
          </table:table-cell>
          <table:table-cell office:value-type="float" office:value="19.495144" calcext:value-type="float">
            <text:p>19,495144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86.8157972" calcext:value-type="float">
            <text:p>86,8157972</text:p>
          </table:table-cell>
          <table:table-cell office:value-type="float" office:value="86.7741682" calcext:value-type="float">
            <text:p>86,7741682</text:p>
          </table:table-cell>
          <table:table-cell table:formula="of:=[.K4]/AVERAGE([.$K4];[.$L4])" office:value-type="float" office:value="1.00023981224896" calcext:value-type="float">
            <text:p>1,0002398122</text:p>
          </table:table-cell>
          <table:table-cell table:formula="of:=[.L4]/AVERAGE([.$K4];[.$L4])" office:value-type="float" office:value="0.999760187751037" calcext:value-type="float">
            <text:p>0,99976018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.428352" calcext:value-type="float">
            <text:p>21,42835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2.657003" calcext:value-type="float">
            <text:p>22,657003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92612" calcext:value-type="float">
            <text:p>10,792612</text:p>
          </table:table-cell>
          <table:table-cell office:value-type="float" office:value="10.19063" calcext:value-type="float">
            <text:p>10,19063</text:p>
          </table:table-cell>
          <table:table-cell table:formula="of:=AVERAGE([.C7:.C11])" office:value-type="float" office:value="16.6355332" calcext:value-type="float">
            <text:p>16,6355332</text:p>
          </table:table-cell>
          <table:table-cell table:formula="of:=AVERAGE([.D7:.D11])" office:value-type="float" office:value="9.88182" calcext:value-type="float">
            <text:p>9,8818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.975653" calcext:value-type="float">
            <text:p>11,975653</text:p>
          </table:table-cell>
          <table:table-cell office:value-type="float" office:value="10.05476" calcext:value-type="float">
            <text:p>10,0547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7.210182" calcext:value-type="float">
            <text:p>17,210182</text:p>
          </table:table-cell>
          <table:table-cell office:value-type="float" office:value="8.029673" calcext:value-type="float">
            <text:p>8,02967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4.71986" calcext:value-type="float">
            <text:p>24,71986</text:p>
          </table:table-cell>
          <table:table-cell office:value-type="float" office:value="12.769825" calcext:value-type="float">
            <text:p>12,76982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.479359" calcext:value-type="float">
            <text:p>18,479359</text:p>
          </table:table-cell>
          <table:table-cell office:value-type="float" office:value="8.364212" calcext:value-type="float">
            <text:p>8,36421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.231937" calcext:value-type="float">
            <text:p>7,231937</text:p>
          </table:table-cell>
          <table:table-cell office:value-type="float" office:value="6.027969" calcext:value-type="float">
            <text:p>6,027969</text:p>
          </table:table-cell>
          <table:table-cell table:formula="of:=AVERAGE([.C12:.C16])" office:value-type="float" office:value="8.1368858" calcext:value-type="float">
            <text:p>8,1368858</text:p>
          </table:table-cell>
          <table:table-cell table:formula="of:=AVERAGE([.D12:.D16])" office:value-type="float" office:value="6.2965392" calcext:value-type="float">
            <text:p>6,296539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.20076" calcext:value-type="float">
            <text:p>7,20076</text:p>
          </table:table-cell>
          <table:table-cell office:value-type="float" office:value="7.378503" calcext:value-type="float">
            <text:p>7,37850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395224" calcext:value-type="float">
            <text:p>9,395224</text:p>
          </table:table-cell>
          <table:table-cell office:value-type="float" office:value="6.457268" calcext:value-type="float">
            <text:p>6,45726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056679" calcext:value-type="float">
            <text:p>9,056679</text:p>
          </table:table-cell>
          <table:table-cell office:value-type="float" office:value="5.772976" calcext:value-type="float">
            <text:p>5,77297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.799829" calcext:value-type="float">
            <text:p>7,799829</text:p>
          </table:table-cell>
          <table:table-cell office:value-type="float" office:value="5.84598" calcext:value-type="float">
            <text:p>5,8459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.96979" calcext:value-type="float">
            <text:p>20,96979</text:p>
          </table:table-cell>
          <table:table-cell office:value-type="float" office:value="20.9000854" calcext:value-type="float">
            <text:p>20,900085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2.425491" calcext:value-type="float">
            <text:p>42,425491</text:p>
          </table:table-cell>
          <table:table-cell office:value-type="float" office:value="40.966076" calcext:value-type="float">
            <text:p>40,966076</text:p>
          </table:table-cell>
          <table:table-cell table:formula="of:=AVERAGE([.C17:.C21])" office:value-type="float" office:value="42.4023804" calcext:value-type="float">
            <text:p>42,4023804</text:p>
          </table:table-cell>
          <table:table-cell table:formula="of:=AVERAGE([.D17:.D21])" office:value-type="float" office:value="42.1380968" calcext:value-type="float">
            <text:p>42,138096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6.6355332" calcext:value-type="float">
            <text:p>16,6355332</text:p>
          </table:table-cell>
          <table:table-cell office:value-type="float" office:value="9.88182" calcext:value-type="float">
            <text:p>9,8818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1.614983" calcext:value-type="float">
            <text:p>41,614983</text:p>
          </table:table-cell>
          <table:table-cell office:value-type="float" office:value="40.677479" calcext:value-type="float">
            <text:p>40,67747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.1368858" calcext:value-type="float">
            <text:p>8,1368858</text:p>
          </table:table-cell>
          <table:table-cell office:value-type="float" office:value="6.2965392" calcext:value-type="float">
            <text:p>6,296539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2.079803" calcext:value-type="float">
            <text:p>42,079803</text:p>
          </table:table-cell>
          <table:table-cell office:value-type="float" office:value="42.243607" calcext:value-type="float">
            <text:p>42,243607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2.4023804" calcext:value-type="float">
            <text:p>42,4023804</text:p>
          </table:table-cell>
          <table:table-cell office:value-type="float" office:value="42.1380968" calcext:value-type="float">
            <text:p>42,138096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1.24836" calcext:value-type="float">
            <text:p>41,24836</text:p>
          </table:table-cell>
          <table:table-cell office:value-type="float" office:value="42.160057" calcext:value-type="float">
            <text:p>42,160057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2.6967334" calcext:value-type="float">
            <text:p>42,6967334</text:p>
          </table:table-cell>
          <table:table-cell office:value-type="float" office:value="34.4288856" calcext:value-type="float">
            <text:p>34,428885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4.643265" calcext:value-type="float">
            <text:p>44,64326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2.1598554" calcext:value-type="float">
            <text:p>32,1598554</text:p>
          </table:table-cell>
          <table:table-cell office:value-type="float" office:value="15.5164244" calcext:value-type="float">
            <text:p>15,516424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3.385811" calcext:value-type="float">
            <text:p>43,385811</text:p>
          </table:table-cell>
          <table:table-cell office:value-type="float" office:value="36.79863" calcext:value-type="float">
            <text:p>36,79863</text:p>
          </table:table-cell>
          <table:table-cell table:formula="of:=AVERAGE([.C22:.C26])" office:value-type="float" office:value="42.6967334" calcext:value-type="float">
            <text:p>42,6967334</text:p>
          </table:table-cell>
          <table:table-cell table:formula="of:=AVERAGE([.D22:.D26])" office:value-type="float" office:value="34.4288856" calcext:value-type="float">
            <text:p>34,428885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3.6383416" calcext:value-type="float">
            <text:p>63,6383416</text:p>
          </table:table-cell>
          <table:table-cell office:value-type="float" office:value="62.7852722" calcext:value-type="float">
            <text:p>62,785272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2.580357" calcext:value-type="float">
            <text:p>42,580357</text:p>
          </table:table-cell>
          <table:table-cell office:value-type="float" office:value="39.171391" calcext:value-type="float">
            <text:p>39,17139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1.8934724" calcext:value-type="float">
            <text:p>61,8934724</text:p>
          </table:table-cell>
          <table:table-cell office:value-type="float" office:value="60.7313454" calcext:value-type="float">
            <text:p>60,731345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3.955048" calcext:value-type="float">
            <text:p>43,955048</text:p>
          </table:table-cell>
          <table:table-cell office:value-type="float" office:value="29.617569" calcext:value-type="float">
            <text:p>29,617569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8.7795762" calcext:value-type="float">
            <text:p>58,7795762</text:p>
          </table:table-cell>
          <table:table-cell office:value-type="float" office:value="33.1913578" calcext:value-type="float">
            <text:p>33,191357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2.368996" calcext:value-type="float">
            <text:p>42,368996</text:p>
          </table:table-cell>
          <table:table-cell office:value-type="float" office:value="27.175261" calcext:value-type="float">
            <text:p>27,175261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6.8157972" calcext:value-type="float">
            <text:p>86,8157972</text:p>
          </table:table-cell>
          <table:table-cell office:value-type="float" office:value="86.7741682" calcext:value-type="float">
            <text:p>86,774168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1.193455" calcext:value-type="float">
            <text:p>41,193455</text:p>
          </table:table-cell>
          <table:table-cell office:value-type="float" office:value="39.381577" calcext:value-type="float">
            <text:p>39,381577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3.255684" calcext:value-type="float">
            <text:p>83,255684</text:p>
          </table:table-cell>
          <table:table-cell office:value-type="float" office:value="82.1047914" calcext:value-type="float">
            <text:p>82,104791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8.914595" calcext:value-type="float">
            <text:p>28,914595</text:p>
          </table:table-cell>
          <table:table-cell office:value-type="float" office:value="13.373841" calcext:value-type="float">
            <text:p>13,373841</text:p>
          </table:table-cell>
          <table:table-cell table:formula="of:=AVERAGE([.C27:.C31])" office:value-type="float" office:value="32.1598554" calcext:value-type="float">
            <text:p>32,1598554</text:p>
          </table:table-cell>
          <table:table-cell table:formula="of:=AVERAGE([.D27:.D31])" office:value-type="float" office:value="15.5164244" calcext:value-type="float">
            <text:p>15,516424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2.844078" calcext:value-type="float">
            <text:p>82,844078</text:p>
          </table:table-cell>
          <table:table-cell office:value-type="float" office:value="63.3659158" calcext:value-type="float">
            <text:p>63,365915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8.953262" calcext:value-type="float">
            <text:p>38,953262</text:p>
          </table:table-cell>
          <table:table-cell office:value-type="float" office:value="16.760166" calcext:value-type="float">
            <text:p>16,760166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5.379913" calcext:value-type="float">
            <text:p>35,379913</text:p>
          </table:table-cell>
          <table:table-cell office:value-type="float" office:value="13.586709" calcext:value-type="float">
            <text:p>13,58670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6.27774" calcext:value-type="float">
            <text:p>36,27774</text:p>
          </table:table-cell>
          <table:table-cell office:value-type="float" office:value="17.63825" calcext:value-type="float">
            <text:p>17,6382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.273767" calcext:value-type="float">
            <text:p>21,273767</text:p>
          </table:table-cell>
          <table:table-cell office:value-type="float" office:value="16.223156" calcext:value-type="float">
            <text:p>16,223156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2.61578" calcext:value-type="float">
            <text:p>62,61578</text:p>
          </table:table-cell>
          <table:table-cell office:value-type="float" office:value="61.243141" calcext:value-type="float">
            <text:p>61,243141</text:p>
          </table:table-cell>
          <table:table-cell table:formula="of:=AVERAGE([.C32:.C36])" office:value-type="float" office:value="63.6383416" calcext:value-type="float">
            <text:p>63,6383416</text:p>
          </table:table-cell>
          <table:table-cell table:formula="of:=AVERAGE([.D32:.D36])" office:value-type="float" office:value="62.7852722" calcext:value-type="float">
            <text:p>62,7852722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2.785515" calcext:value-type="float">
            <text:p>62,785515</text:p>
          </table:table-cell>
          <table:table-cell office:value-type="float" office:value="62.448151" calcext:value-type="float">
            <text:p>62,448151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5.036125" calcext:value-type="float">
            <text:p>65,03612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5.01017" calcext:value-type="float">
            <text:p>65,01017</text:p>
          </table:table-cell>
          <table:table-cell office:value-type="float" office:value="62.454826" calcext:value-type="float">
            <text:p>62,454826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2.744118" calcext:value-type="float">
            <text:p>62,744118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0.902779" calcext:value-type="float">
            <text:p>60,902779</text:p>
          </table:table-cell>
          <table:table-cell office:value-type="float" office:value="60.246502" calcext:value-type="float">
            <text:p>60,246502</text:p>
          </table:table-cell>
          <table:table-cell table:formula="of:=AVERAGE([.C37:.C41])" office:value-type="float" office:value="61.8934724" calcext:value-type="float">
            <text:p>61,8934724</text:p>
          </table:table-cell>
          <table:table-cell table:formula="of:=AVERAGE([.D37:.D41])" office:value-type="float" office:value="60.7313454" calcext:value-type="float">
            <text:p>60,7313454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.177193" calcext:value-type="float">
            <text:p>63,177193</text:p>
          </table:table-cell>
          <table:table-cell office:value-type="float" office:value="60.57349" calcext:value-type="float">
            <text:p>60,5734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8.728653" calcext:value-type="float">
            <text:p>58,728653</text:p>
          </table:table-cell>
          <table:table-cell office:value-type="float" office:value="59.91925" calcext:value-type="float">
            <text:p>59,91925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2.868553" calcext:value-type="float">
            <text:p>62,868553</text:p>
          </table:table-cell>
          <table:table-cell office:value-type="float" office:value="61.488316" calcext:value-type="float">
            <text:p>61,488316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.790184" calcext:value-type="float">
            <text:p>63,790184</text:p>
          </table:table-cell>
          <table:table-cell office:value-type="float" office:value="61.429169" calcext:value-type="float">
            <text:p>61,429169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64.12825" calcext:value-type="float">
            <text:p>64,12825</text:p>
          </table:table-cell>
          <table:table-cell office:value-type="float" office:value="38.616928" calcext:value-type="float">
            <text:p>38,616928</text:p>
          </table:table-cell>
          <table:table-cell table:formula="of:=AVERAGE([.C42:.C46])" office:value-type="float" office:value="58.7795762" calcext:value-type="float">
            <text:p>58,7795762</text:p>
          </table:table-cell>
          <table:table-cell table:formula="of:=AVERAGE([.D42:.D46])" office:value-type="float" office:value="33.1913578" calcext:value-type="float">
            <text:p>33,1913578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60.135605" calcext:value-type="float">
            <text:p>60,135605</text:p>
          </table:table-cell>
          <table:table-cell office:value-type="float" office:value="30.438175" calcext:value-type="float">
            <text:p>30,43817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4.286705" calcext:value-type="float">
            <text:p>44,286705</text:p>
          </table:table-cell>
          <table:table-cell office:value-type="float" office:value="33.956638" calcext:value-type="float">
            <text:p>33,956638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60.838356" calcext:value-type="float">
            <text:p>60,838356</text:p>
          </table:table-cell>
          <table:table-cell office:value-type="float" office:value="30.010733" calcext:value-type="float">
            <text:p>30,010733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64.508965" calcext:value-type="float">
            <text:p>64,508965</text:p>
          </table:table-cell>
          <table:table-cell office:value-type="float" office:value="32.934315" calcext:value-type="float">
            <text:p>32,93431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8.026138" calcext:value-type="float">
            <text:p>88,026138</text:p>
          </table:table-cell>
          <table:table-cell table:formula="of:=AVERAGE([.C47:.C51])" office:value-type="float" office:value="86.8157972" calcext:value-type="float">
            <text:p>86,8157972</text:p>
          </table:table-cell>
          <table:table-cell table:formula="of:=AVERAGE([.D47:.D51])" office:value-type="float" office:value="86.7741682" calcext:value-type="float">
            <text:p>86,774168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4.97377" calcext:value-type="float">
            <text:p>84,97377</text:p>
          </table:table-cell>
          <table:table-cell office:value-type="float" office:value="85.516418" calcext:value-type="float">
            <text:p>85,516418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0.590385" calcext:value-type="float">
            <text:p>90,59038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3.198654" calcext:value-type="float">
            <text:p>83,198654</text:p>
          </table:table-cell>
          <table:table-cell office:value-type="float" office:value="82.447861" calcext:value-type="float">
            <text:p>82,44786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7.290039" calcext:value-type="float">
            <text:p>87,290039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3.479179" calcext:value-type="float">
            <text:p>83,479179</text:p>
          </table:table-cell>
          <table:table-cell office:value-type="float" office:value="84.708977" calcext:value-type="float">
            <text:p>84,708977</text:p>
          </table:table-cell>
          <table:table-cell table:formula="of:=AVERAGE([.C52:.C56])" office:value-type="float" office:value="83.255684" calcext:value-type="float">
            <text:p>83,255684</text:p>
          </table:table-cell>
          <table:table-cell table:formula="of:=AVERAGE([.D52:.D56])" office:value-type="float" office:value="82.1047914" calcext:value-type="float">
            <text:p>82,1047914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3.831375" calcext:value-type="float">
            <text:p>83,831375</text:p>
          </table:table-cell>
          <table:table-cell office:value-type="float" office:value="83.34919" calcext:value-type="float">
            <text:p>83,34919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3.678696" calcext:value-type="float">
            <text:p>83,678696</text:p>
          </table:table-cell>
          <table:table-cell office:value-type="float" office:value="80.940933" calcext:value-type="float">
            <text:p>80,94093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0.967072" calcext:value-type="float">
            <text:p>80,967072</text:p>
          </table:table-cell>
          <table:table-cell office:value-type="float" office:value="81.271088" calcext:value-type="float">
            <text:p>81,271088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4.322098" calcext:value-type="float">
            <text:p>84,322098</text:p>
          </table:table-cell>
          <table:table-cell office:value-type="float" office:value="80.253769" calcext:value-type="float">
            <text:p>80,253769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1.660278" calcext:value-type="float">
            <text:p>81,660278</text:p>
          </table:table-cell>
          <table:table-cell office:value-type="float" office:value="79.467346" calcext:value-type="float">
            <text:p>79,467346</text:p>
          </table:table-cell>
          <table:table-cell table:formula="of:=AVERAGE([.C57:.C61])" office:value-type="float" office:value="82.844078" calcext:value-type="float">
            <text:p>82,844078</text:p>
          </table:table-cell>
          <table:table-cell table:formula="of:=AVERAGE([.D57:.D61])" office:value-type="float" office:value="63.3659158" calcext:value-type="float">
            <text:p>63,3659158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4.912094" calcext:value-type="float">
            <text:p>84,912094</text:p>
          </table:table-cell>
          <table:table-cell office:value-type="float" office:value="53.188759" calcext:value-type="float">
            <text:p>53,188759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4.196609" calcext:value-type="float">
            <text:p>84,196609</text:p>
          </table:table-cell>
          <table:table-cell office:value-type="float" office:value="57.341141" calcext:value-type="float">
            <text:p>57,34114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1.400887" calcext:value-type="float">
            <text:p>81,400887</text:p>
          </table:table-cell>
          <table:table-cell office:value-type="float" office:value="49.169285" calcext:value-type="float">
            <text:p>49,16928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2.050522" calcext:value-type="float">
            <text:p>82,050522</text:p>
          </table:table-cell>
          <table:table-cell office:value-type="float" office:value="77.663048" calcext:value-type="float">
            <text:p>77,66304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03">
      <number:number number:decimal-places="6" number:min-integer-digits="1"/>
    </number:number-style>
    <number:number-style style:name="N10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31T16:49:19.817838836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3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" chart:style-name="ch1">
        <chart:legend chart:legend-position="end" svg:x="13.949cm" svg:y="3.952cm" style:legend-expansion="high" chart:style-name="ch2"/>
        <chart:plot-area chart:style-name="ch3" table:cell-range-address="Foglio1.K1:Foglio1.K1 Foglio1.I1:Foglio1.I4 Foglio1.C1:Foglio1.D1 Foglio1.M1:Foglio1.N4" chart:data-source-has-labels="both" svg:x="0.32cm" svg:y="0.18cm" svg:width="13.309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18cm" svg:y="0.186cm" svg:width="11.298cm" svg:height="7.9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Foglio1.I1:Foglio1.I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Foglio1.M1:Foglio1.M4" chart:label-cell-address="Foglio1.C1:Foglio1.C1" chart:class="chart:bar">
            <chart:data-point chart:repeated="4"/>
          </chart:series>
          <chart:series chart:style-name="ch8" chart:values-cell-range-address="Foglio1.N1:Foglio1.N4" chart:label-cell-address="Foglio1.D1:Foglio1.D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Foglio1.C1:Foglio1.C1</svg:desc>
                </draw:g>
              </table:table-cell>
              <table:table-cell office:value-type="string">
                <text:p>heuristic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oglio1.I1:Foglio1.I4</svg:desc>
                </draw:g>
              </table:table-cell>
              <table:table-cell office:value-type="float" office:value="1.00166479119735">
                <text:p>1.00166479119735</text:p>
                <draw:g>
                  <svg:desc>Foglio1.M1:Foglio1.M4</svg:desc>
                </draw:g>
              </table:table-cell>
              <table:table-cell office:value-type="float" office:value="0.998335208802652">
                <text:p>0.998335208802652</text:p>
                <draw:g>
                  <svg:desc>Foglio1.N1:Foglio1.N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00312611909411">
                <text:p>1.00312611909411</text:p>
              </table:table-cell>
              <table:table-cell office:value-type="float" office:value="0.996873880905891">
                <text:p>0.9968738809058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00674770617892">
                <text:p>1.00674770617892</text:p>
              </table:table-cell>
              <table:table-cell office:value-type="float" office:value="0.993252293821077">
                <text:p>0.99325229382107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00023981224896">
                <text:p>1.00023981224896</text:p>
              </table:table-cell>
              <table:table-cell office:value-type="float" office:value="0.999760187751037">
                <text:p>0.999760187751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